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Adquirir stock'.B21">
          <table:help-message table:display="true"/>
          <table:error-message table:message-type="stop" table:display="true"/>
        </table:content-validation>
      </table:content-validations>
      <table:table table:name="Adquirir 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 office:value-type="string" calcext:value-type="string">
            <text:p>Adquirir stock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adquire stock necessário para a su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2" office:value-type="string" calcext:value-type="string" table:number-columns-spanned="1" table:number-rows-spanned="2">
            <text:p>A Maria adquire stock para a su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Ator tem sessão iniciada e tem um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Ator adquire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8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1. Ator solicita adquirir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2. Sistema solicita a construção para a qual vai adquirir o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3. Ator escolhe 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4. Sistema avalia o stock existente e procede à recolha do stock necess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5. Sistema fornece stock a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6. Ator adquire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Construção já está concluída] (passo 3)</text:p>
          </table:table-cell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 office:value-type="string" calcext:value-type="string">
            <text:p>Sistema avisa que a construção já está concluída.</text:p>
          </table:table-cell>
          <table:table-cell table:number-columns-repeated="1020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 office:value-type="string" calcext:value-type="string">
            <text:p>[Stock insuficiente] (passo 5)</text:p>
          </table:table-cell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 office:value-type="string" calcext:value-type="string">
            <text:p>5.1. Sistema espera até que tenha stock suficiente.</text:p>
          </table:table-cell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</number:date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 number:decimal-places="1"/>
    </number:time-style>
    <number:date-style style:name="N166">
      <number:day/>
      <number:text>-</number:text>
      <number:month number:textual="true"/>
    </number:date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time-style style:name="N173">
      <number:hours/>
      <number:text>:</number:text>
      <number:minutes number:style="long"/>
    </number:time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5P0"/>
    </number:currency-style>
    <number:date-style style:name="N17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number:min-decimal-places="0" number:min-integer-digits="1" number:grouping="true"/>
      <number:text>   </number:text>
    </number:number-style>
    <number:number-style style:name="N17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currency-style style:name="N17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9P0"/>
    </number:currency-style>
    <number:number-style style:name="N18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day/>
      <number:text>-</number:text>
      <number:month number:textual="true"/>
      <number:text>-</number:text>
      <number:year/>
    </number:date-style>
    <number:time-style style:name="N186">
      <number:hours/>
      <number:text>:</number:text>
      <number:minutes number:style="long"/>
      <number:text>:</number:text>
      <number:seconds number:style="long"/>
    </number:time-style>
    <number:number-style style:name="N187P0" style:volatile="true">
      <number:number number:decimal-places="0" number:min-decimal-places="0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7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1P2" style:volatile="true">
      <number:text> </number:text>
      <number:fill-character> </number:fill-character>
      <number:text>-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2" number:min-decimal-places="2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4P0"/>
    </number:number-style>
    <number:currency-style style:name="N19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5P0"/>
    </number:currency-style>
    <number:time-style style:name="N196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3T20:08:05.133048439</dc:date>
    <meta:generator>LibreOffice/24.2.5.2$Linux_X86_64 LibreOffice_project/420$Build-2</meta:generator>
    <meta:editing-duration>PT3H43M53S</meta:editing-duration>
    <meta:editing-cycles>40</meta:editing-cycles>
    <meta:document-statistic meta:table-count="1" meta:cell-count="27" meta:object-count="0"/>
    <meta:user-defined meta:name="AppVersion">16.0300</meta:user-defined>
  </office:meta>
</office:document-meta>
</file>